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Footer">
      <style:paragraph-properties fo:text-align="end" style:justify-single-word="false"/>
    </style:style>
    <style:style style:name="P4" style:family="paragraph" style:parent-style-name="Text_20_body">
      <style:paragraph-properties fo:padding="0.049cm" fo:border="0.06pt solid #d9d9e3"/>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Pregunta 1:</text:span></text:span> ¿Qué significa DHCP y cuál es su función principal en una red?</text:p>
      <text:p text:style-name="P4"><text:span text:style-name="Strong_20_Emphasis"><text:span text:style-name="T2">Respuesta 1:</text:span></text:span> DHCP significa "Dynamic Host Configuration Protocol" (Protocolo de Configuración Dinámica de Host). Su función principal es asignar direcciones IP y otros parámetros de configuración de red automáticamente a dispositivos en una red, como computadoras y dispositivos móviles.</text:p>
      <text:p text:style-name="P4"><text:span text:style-name="Strong_20_Emphasis"><text:span text:style-name="T2">Pregunta 2:</text:span></text:span> ¿Cuál es la ventaja de utilizar DHCP en una red en lugar de configurar direcciones IP manualmente?</text:p>
      <text:p text:style-name="P4"><text:span text:style-name="Strong_20_Emphasis"><text:span text:style-name="T2">Respuesta 2:</text:span></text:span> La ventaja de DHCP es que simplifica la administración de direcciones IP al asignarlas automáticamente a dispositivos, lo que reduce errores y facilita la gestión de la red.</text:p>
      <text:p text:style-name="P4"><text:span text:style-name="Strong_20_Emphasis"><text:span text:style-name="T2">Pregunta 3:</text:span></text:span> ¿En qué puerto escucha el servidor DHCP para recibir solicitudes de clientes?</text:p>
      <text:p text:style-name="P4"><text:span text:style-name="Strong_20_Emphasis"><text:span text:style-name="T2">Respuesta 3:</text:span></text:span> El servidor DHCP suele escuchar en el puerto UDP 67 para recibir solicitudes de clientes y utiliza el puerto UDP 68 para las respuestas.</text:p>
      <text:p text:style-name="P4"><text:span text:style-name="Strong_20_Emphasis"><text:span text:style-name="T2">Pregunta 4:</text:span></text:span> ¿Cómo se instala el servidor DHCP en un sistema Linux?</text:p>
      <text:p text:style-name="P4"><text:span text:style-name="Strong_20_Emphasis"><text:span text:style-name="T2">Respuesta 4:</text:span></text:span> El servidor DHCP se instala utilizando el gestor de paquetes de la distribución. Por ejemplo, en sistemas basados en Debian, se utiliza "apt-get", y en sistemas basados en Red Hat, se utiliza "yum" o "dnf".</text:p>
      <text:p text:style-name="P4"><text:span text:style-name="Strong_20_Emphasis"><text:span text:style-name="T2">Pregunta 5:</text:span></text:span> ¿Cuál es el archivo de configuración principal del servidor DHCP en Linux y dónde se encuentra?</text:p>
      <text:p text:style-name="P4"><text:span text:style-name="Strong_20_Emphasis"><text:span text:style-name="T2">Respuesta 5:</text:span></text:span> El archivo de configuración principal del servidor DHCP en Linux es "/etc/dhcp/dhcpd.conf" en la mayoría de las distribuciones.</text:p>
      <text:p text:style-name="P4"><text:span text:style-name="Strong_20_Emphasis"><text:span text:style-name="T2">Pregunta 6:</text:span></text:span> ¿Qué es un rango de direcciones IP en el contexto de DHCP?</text:p>
      <text:p text:style-name="P4"><text:span text:style-name="Strong_20_Emphasis"><text:span text:style-name="T2">Respuesta 6:</text:span></text:span> Un rango de direcciones IP en DHCP es un conjunto de direcciones IP que el servidor DHCP puede asignar a los clientes. Estas direcciones están dentro de un pool específico.</text:p>
      <text:p text:style-name="P4"><text:span text:style-name="Strong_20_Emphasis"><text:span text:style-name="T2">Pregunta 7:</text:span></text:span> ¿Cómo se define un rango de direcciones IP en el archivo de configuración del servidor DHCP?</text:p>
      <text:p text:style-name="P4"><text:span text:style-name="Strong_20_Emphasis"><text:span text:style-name="T2">Respuesta 7:</text:span></text:span> Un rango de direcciones IP se define en el archivo "dhcpd.conf" utilizando la directiva "range" seguida de un rango de direcciones IP.</text:p>
      <text:p text:style-name="P4"><text:span text:style-name="Strong_20_Emphasis"><text:span text:style-name="T2">Pregunta 8:</text:span></text:span> ¿Cuál es la función de la directiva "subnet" en el archivo de configuración del servidor DHCP?</text:p>
      <text:p text:style-name="P4"><text:span text:style-name="Strong_20_Emphasis"><text:span text:style-name="T2">Respuesta 8:</text:span></text:span> La directiva "subnet" se utiliza para definir una red o subred específica en la que el servidor DHCP proporcionará configuraciones de red a los clientes.</text:p>
      <text:p text:style-name="P4"><text:soft-page-break/><text:span text:style-name="Strong_20_Emphasis"><text:span text:style-name="T2">Pregunta 9:</text:span></text:span> ¿Qué es una reserva de dirección IP en DHCP y para qué se utiliza?</text:p>
      <text:p text:style-name="P4"><text:span text:style-name="Strong_20_Emphasis"><text:span text:style-name="T2">Respuesta 9:</text:span></text:span> Una reserva de dirección IP en DHCP es una dirección IP específica que se asigna permanentemente a un cliente específico. Se utiliza para garantizar que un cliente siempre reciba la misma dirección IP.</text:p>
      <text:p text:style-name="P4"><text:span text:style-name="Strong_20_Emphasis"><text:span text:style-name="T2">Pregunta 10:</text:span></text:span> ¿Cómo se crea una reserva de dirección IP en el servidor DHCP?</text:p>
      <text:p text:style-name="P4"><text:span text:style-name="Strong_20_Emphasis"><text:span text:style-name="T2">Respuesta 10:</text:span></text:span> Una reserva de dirección IP se crea en el archivo "dhcpd.conf" utilizando la directiva "host" seguida del nombre del cliente, su dirección MAC y la dirección IP reservada.</text:p>
      <text:p text:style-name="P4"><text:span text:style-name="Strong_20_Emphasis"><text:span text:style-name="T2">Pregunta 11:</text:span></text:span> ¿Qué es el tiempo de arrendamiento (lease time) en DHCP y cuál es su función?</text:p>
      <text:p text:style-name="P4"><text:span text:style-name="Strong_20_Emphasis"><text:span text:style-name="T2">Respuesta 11:</text:span></text:span> El tiempo de arrendamiento es el período durante el cual un cliente puede usar una dirección IP asignada por el servidor DHCP. Una vez que el tiempo de arrendamiento expira, la dirección IP se libera y puede ser asignada a otro cliente.</text:p>
      <text:p text:style-name="P4"><text:span text:style-name="Strong_20_Emphasis"><text:span text:style-name="T2">Pregunta 12:</text:span></text:span> ¿Qué es la opción de puerta de enlace (gateway) en la configuración de DHCP?</text:p>
      <text:p text:style-name="P4"><text:span text:style-name="Strong_20_Emphasis"><text:span text:style-name="T2">Respuesta 12:</text:span></text:span> La opción de puerta de enlace especifica la dirección IP del enrutador o puerta de enlace predeterminada que los clientes deben utilizar para enviar datos fuera de su red local.</text:p>
      <text:p text:style-name="P4"><text:span text:style-name="Strong_20_Emphasis"><text:span text:style-name="T2">Pregunta 13:</text:span></text:span> ¿Cuál es la importancia de la opción de servidor DNS en la configuración de DHCP?</text:p>
      <text:p text:style-name="P4"><text:span text:style-name="Strong_20_Emphasis"><text:span text:style-name="T2">Respuesta 13:</text:span></text:span> La opción de servidor DNS especifica las direcciones IP de los servidores DNS que los clientes deben utilizar para resolver nombres de dominio en direcciones IP.</text:p>
      <text:p text:style-name="P4"><text:span text:style-name="Strong_20_Emphasis"><text:span text:style-name="T2">Pregunta 14:</text:span></text:span> ¿Qué es el servidor NTP en la configuración de DHCP y cuál es su función?</text:p>
      <text:p text:style-name="P4"><text:span text:style-name="Strong_20_Emphasis"><text:span text:style-name="T2">Respuesta 14:</text:span></text:span> El servidor NTP especifica las direcciones IP de los servidores de tiempo (Network Time Protocol) que los clientes pueden utilizar para sincronizar sus relojes con una fuente de tiempo precisa.</text:p>
      <text:p text:style-name="P4"><text:span text:style-name="Strong_20_Emphasis"><text:span text:style-name="T2">Pregunta 15:</text:span></text:span> ¿Cuál es la función de la opción "filename" en la configuración de DHCP?</text:p>
      <text:p text:style-name="P4"><text:span text:style-name="Strong_20_Emphasis"><text:span text:style-name="T2">Respuesta 15:</text:span></text:span> La opción "filename" se utiliza para especificar el nombre del archivo de inicio (por ejemplo, en el arranque PXE) que los clientes deben descargar desde un servidor TFTP.</text:p>
      <text:p text:style-name="P4"><text:span text:style-name="Strong_20_Emphasis"><text:span text:style-name="T2">Pregunta 16:</text:span></text:span> ¿Qué es el protocolo PXE y cómo se relaciona con DHCP?</text:p>
      <text:p text:style-name="P4"><text:span text:style-name="Strong_20_Emphasis"><text:span text:style-name="T2">Respuesta 16:</text:span></text:span> PXE (Preboot Execution Environment) es un protocolo que permite a las computadoras arrancar desde una red mediante la descarga de un sistema operativo o una imagen de arranque desde un servidor. DHCP se utiliza para asignar la dirección IP y la información de arranque a las computadoras PXE.</text:p>
      <text:p text:style-name="P4"><text:span text:style-name="Strong_20_Emphasis"><text:span text:style-name="T2">Pregunta 17:</text:span></text:span> ¿Qué es la directiva "deny" en la configuración de DHCP y cuál es su función?</text:p>
      <text:p text:style-name="P4"><text:soft-page-break/><text:span text:style-name="Strong_20_Emphasis"><text:span text:style-name="T2">Respuesta 17:</text:span></text:span> La directiva "deny" se utiliza para denegar el acceso a un cliente específico o a un rango de direcciones IP en el servidor DHCP.</text:p>
      <text:p text:style-name="P4"><text:span text:style-name="Strong_20_Emphasis"><text:span text:style-name="T2">Pregunta 18:</text:span></text:span> ¿Cómo se inicia o reinicia el servicio DHCP en Linux?</text:p>
      <text:p text:style-name="P4"><text:span text:style-name="Strong_20_Emphasis"><text:span text:style-name="T2">Respuesta 18:</text:span></text:span> El servicio DHCP se inicia o reinicia utilizando el comando "systemctl" en sistemas basados en systemd, o "service" en sistemas init.</text:p>
      <text:p text:style-name="P4"><text:span text:style-name="Strong_20_Emphasis"><text:span text:style-name="T2">Pregunta 19:</text:span></text:span> ¿Cuál es la función del comando "dhclient" en un cliente DHCP?</text:p>
      <text:p text:style-name="P4"><text:span text:style-name="Strong_20_Emphasis"><text:span text:style-name="T2">Respuesta 19:</text:span></text:span> El comando "dhclient" se utiliza en un cliente DHCP para obtener una dirección IP y otros parámetros de configuración de un servidor DHCP.</text:p>
      <text:p text:style-name="P4"><text:span text:style-name="Strong_20_Emphasis"><text:span text:style-name="T2">Pregunta 20:</text:span></text:span> ¿Cómo se puede verificar si el servidor DHCP está funcionando correctamente en un sistema Linux?</text:p>
      <text:p text:style-name="P4"><text:span text:style-name="Strong_20_Emphasis"><text:span text:style-name="T2">Respuesta 20:</text:span></text:span> Puedes verificar si el servidor DHCP está funcionando correctamente ejecutando el comando "journalctl -u dhcpd" (o el nombre del servicio DHCP en tu sistema) para revisar los registros del servicio. También puedes usar herramientas como "dhcping" para enviar solicitudes DHCP y recibir respuestas del servidor.</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Administración del cliente de red </text:p>
        <text:p text:style-name="MP2">Configuración de DHCP </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5:36:25.549315788</dc:date>
    <meta:editing-duration>PT8H24M52S</meta:editing-duration>
    <meta:editing-cycles>123</meta:editing-cycles>
    <meta:generator>LibreOffice/7.4.1.2$Linux_X86_64 LibreOffice_project/3c58a8f3a960df8bc8fd77b461821e42c061c5f0</meta:generator>
    <meta:document-statistic meta:table-count="0" meta:image-count="1" meta:object-count="0" meta:page-count="3" meta:paragraph-count="43" meta:word-count="957" meta:character-count="5745" meta:non-whitespace-character-count="4829"/>
  </office:meta>
</office:document-meta>
</file>